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tyle.getColor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initialize( final Attribute [ ] attributes , final ElementProcessor parent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6">
            <text:p text:style-name="Table_20_Contents">6</text:p>
          </table:table-cell>
          <table:table-cell office:value-type="float" office:value="86">
            <text:p text:style-name="Table_20_Contents">86</text:p>
          </table:table-cell>
        </table:table-row>
        <table:table-row>
          <table:table-cell office:value-type="string">
            <text:p text:style-name="Table_20_Contents">EPStyle.getForm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tyle.convertAlignment( short alignmen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PStyle.getForegroundCol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tyle.isStyleOrientationVertVertTex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isStyleOrientationVertHoriz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isVerticalC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isHorizontalJust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isHorizontalCenterAcross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getPatternCol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tyle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Style.getHorizontalAlign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tyle.convertVAlignment( short align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EPStyle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isVertical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isHorizontalLef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getSha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.isHorizontalGen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getInd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.isHorizontal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isStyleOrientationHori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getStyleOrien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tyle.isHorizontalFi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getBackgroundCol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tyle.isStyleOrientationVertVer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getWrap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tyle.kludgeForGnumericDateDivergence( String forma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PStyle.isHorizontalCe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isVerticalJustif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kludgeForGnumericMisformats( String forma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PStyle.isVertical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tyle.getVerticalAlign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tyle.EP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PStyle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